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28.69cm" fo:min-width="21.09cm"/>
    </style:style>
    <style:style style:name="P1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8.94cm" svg:x="0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15:35:59.484122040</meta:creation-date>
    <dc:date>2021-01-19T15:36:29.541427926</dc:date>
    <meta:editing-duration>PT30S</meta:editing-duration>
    <meta:editing-cycles>1</meta:editing-cycles>
    <meta:document-statistic meta:object-count="1"/>
    <meta:generator>LibreOffice/6.4.6.2$Linux_X86_64 LibreOffice_project/40$Build-2</meta:generator>
  </office:meta>
</office:document-meta>
</file>